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Znajdź/Wybierz/Stwórz dowolny projekt (może to być zwykły plik tekstowy - na start), który będziesz chciał zamieścić na zdalnym repozytoriu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6T09:03:56.776278062</meta:creation-date>
    <meta:generator>LibreOffice/6.0.7.3$Linux_X86_64 LibreOffice_project/00m0$Build-3</meta:generator>
    <dc:date>2021-11-06T09:04:37.633593260</dc:date>
    <meta:editing-duration>PT42S</meta:editing-duration>
    <meta:editing-cycles>1</meta:editing-cycles>
    <meta:document-statistic meta:table-count="0" meta:image-count="0" meta:object-count="0" meta:page-count="1" meta:paragraph-count="1" meta:word-count="19" meta:character-count="141" meta:non-whitespace-character-count="123"/>
  </office:meta>
</office:document-meta>
</file>